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557ff" draw:marker-start-width="0.321cm" draw:marker-end-width="0.321cm" draw:fill-color="#ffffff" draw:opacity="0%" draw:textarea-horizontal-align="justify" draw:textarea-vertical-align="middle" draw:auto-grow-height="false" fo:min-height="3.274cm" fo:min-width="1.134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564cm" svg:stroke-color="#ffffff" draw:marker-start-width="1.042cm" draw:marker-end-width="1.042cm" draw:fill="none" draw:textarea-vertical-align="middle" fo:padding-top="0.403cm" fo:padding-bottom="0.403cm" fo:padding-left="0.528cm" fo:padding-right="0.528cm"/>
    </style:style>
    <style:style style:name="gr3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3.443cm" fo:min-width="1.134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494cm" svg:stroke-color="#ffffff" draw:marker-start-width="0.938cm" draw:marker-end-width="0.938cm" draw:fill="none" draw:textarea-vertical-align="middle" fo:padding-top="0.369cm" fo:padding-bottom="0.369cm" fo:padding-left="0.494cm" fo:padding-right="0.49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4.877cm" fo:min-width="4.881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.52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798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stroke="none" svg:stroke-color="#000000" draw:fill="none" draw:fill-color="#ffffff" fo:min-height="1.255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cm"/>
    </style:style>
    <style:style style:name="gr13" style:family="graphic" style:parent-style-name="standard">
      <style:graphic-properties draw:stroke="none" svg:stroke-color="#000000" draw:fill="none" draw:fill-color="#ffffff" fo:min-height="1.401cm"/>
    </style:style>
    <style:style style:name="gr14" style:family="graphic" style:parent-style-name="standard">
      <style:graphic-properties draw:fill-color="#ffffff" draw:opacity="0%" draw:textarea-horizontal-align="justify" draw:textarea-vertical-align="middle" draw:auto-grow-height="false" fo:min-height="9.402cm" fo:min-width="10.422cm"/>
    </style:style>
    <style:style style:name="gr15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3.372cm" fo:min-width="1.056cm" fo:padding-top="0.165cm" fo:padding-bottom="0.165cm" fo:padding-left="0.29cm" fo:padding-right="0.29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0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  <style:text-properties fo:font-size="16pt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fo:letter-spacing="0.06cm" fo:text-shadow="1pt 1pt" style:font-size-asian="22pt" style:font-size-complex="22pt"/>
    </style:style>
    <style:style style:name="T3" style:family="text">
      <style:text-properties fo:font-size="14pt" fo:text-shadow="1pt 1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2pt" fo:letter-spacing="0.06cm" style:font-size-asian="22pt" style:font-size-complex="22pt"/>
    </style:style>
    <style:style style:name="T6" style:family="text">
      <style:text-properties fo:font-size="12pt" fo:letter-spacing="normal" style:font-size-asian="12pt" style:font-size-complex="12pt"/>
    </style:style>
    <style:style style:name="T7" style:family="text">
      <style:text-properties fo:font-size="14pt" fo:letter-spacing="normal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letter-spacing="0.06cm" style:font-size-asian="18pt" style:font-size-complex="18pt"/>
    </style:style>
    <style:style style:name="T10" style:family="text">
      <style:text-properties fo:font-size="11pt" fo:letter-spacing="0.06cm" style:font-size-asian="11pt" style:font-size-complex="11pt"/>
    </style:style>
    <style:style style:name="T11" style:family="text">
      <style:text-properties fo:font-size="16pt"/>
    </style:style>
    <style:style style:name="T12" style:family="text">
      <style:text-properties fo:font-size="18pt" fo:letter-spacing="0.06cm" fo:text-shadow="1pt 1pt" style:font-size-asian="18pt" style:font-size-complex="18pt"/>
    </style:style>
    <style:style style:name="T13" style:family="text">
      <style:text-properties fo:font-size="11pt" fo:letter-spacing="0.06cm" fo:text-shadow="1pt 1pt" style:font-size-asian="11pt" style:font-size-complex="11pt"/>
    </style:style>
    <style:style style:name="T14" style:family="text">
      <style:text-properties fo:font-size="11pt" fo:letter-spacing="0.06cm" fo:text-shadow="none" style:font-size-asian="11pt" style:font-size-complex="11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atin Modern Math1" fo:font-size="16pt" style:font-name-asian="Latin Modern Math1" style:font-name-complex="Latin Modern Math1"/>
    </style:style>
    <style:style style:name="T17" style:family="text">
      <style:text-properties style:text-position="33% 58%" style:font-name="Latin Modern Math1" fo:font-size="16pt" style:font-name-asian="Latin Modern Math1" style:font-name-complex="Latin Modern Mat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2.424cm" svg:height="5.096cm" draw:transform="rotate (1.0471975511966) translate (21.791cm 18.33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2" draw:text-style-name="P2" draw:layer="layout" svg:width="2.54cm" svg:height="4.896cm" draw:transform="skewX (0.00610865238198018) rotate (1.2939871074286) translate (22.0553692943016cm 19.1390372742436cm)" svg:viewBox="0 0 2541 4897" svg:d="M1215 27c368 102 779-238 1100 218 254 363 216 761 223 1140 8 404 4 809-40 1215-60 543-209 1090-522 1529-233 328-555 631-957 768l-410-60-468-256-141-243">
                <text:p/>
              </draw:path>
            </draw:g>
            <draw:g>
              <draw:custom-shape draw:style-name="gr3" draw:text-style-name="P1" draw:layer="layout" svg:width="2.424cm" svg:height="5.335cm" draw:transform="rotate (0.489913921034808) translate (22.526cm 16.87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" draw:text-style-name="P2" draw:layer="layout" svg:width="2.107cm" svg:height="5.324cm" draw:transform="skewX (-0.00785398163397457) rotate (0.461290521302101) translate (22.8925409469075cm 16.6262024787801cm)" svg:viewBox="0 0 2108 5325" svg:d="M715 5286c491 160 859-212 1100-537 235-317 100-787 243-1151 184-468-214-727-29-1213 156-409-59-871-179-1286-116-400-402-751-750-973-286-182-906-224-964 267l-121 314-15 30">
                <text:p/>
              </draw:path>
            </draw:g>
          </draw:g>
          <draw:line draw:style-name="gr5" draw:text-style-name="P2" draw:layer="layout" svg:x1="21.968cm" svg:y1="18.018cm" svg:x2="25.905cm" svg:y2="21.701cm">
            <text:p/>
          </draw:line>
        </draw:g>
        <draw:g>
          <draw:g>
            <draw:g>
              <draw:g>
                <draw:custom-shape draw:style-name="gr1" draw:text-style-name="P1" draw:layer="layout" svg:width="2.424cm" svg:height="5.096cm" draw:transform="rotate (1.0471975511966) translate (4.195cm 2.464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path draw:style-name="gr2" draw:text-style-name="P2" draw:layer="layout" svg:width="2.54cm" svg:height="4.896cm" draw:transform="skewX (0.00610865238198018) rotate (1.2939871074286) translate (4.45936929430163cm 3.26403727424358cm)" svg:viewBox="0 0 2541 4897" svg:d="M1215 27c368 102 779-238 1100 218 254 363 216 761 223 1140 8 404 4 809-40 1215-60 543-209 1090-522 1529-233 328-555 631-957 768l-410-60-468-256-141-243">
                  <text:p/>
                </draw:path>
              </draw:g>
              <draw:g>
                <draw:custom-shape draw:style-name="gr3" draw:text-style-name="P1" draw:layer="layout" svg:width="2.424cm" svg:height="5.335cm" draw:transform="rotate (0.489913921034808) translate (4.93cm 0.998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path draw:style-name="gr4" draw:text-style-name="P2" draw:layer="layout" svg:width="2.107cm" svg:height="5.324cm" draw:transform="skewX (-0.00785398163397458) rotate (0.461290521302101) translate (5.2965409469075cm 0.75120247878013cm)" svg:viewBox="0 0 2108 5325" svg:d="M715 5286c491 160 859-212 1100-537 235-317 100-787 243-1151 184-468-214-727-29-1213 156-409-59-871-179-1286-116-400-402-751-750-973-286-182-906-224-964 267l-121 314-15 30">
                  <text:p/>
                </draw:path>
              </draw:g>
            </draw:g>
            <draw:line draw:style-name="gr5" draw:text-style-name="P2" draw:layer="layout" svg:x1="4.372cm" svg:y1="2.143cm" svg:x2="8.309cm" svg:y2="5.826cm">
              <text:p/>
            </draw:line>
          </draw:g>
          <draw:custom-shape draw:style-name="gr6" draw:text-style-name="P1" draw:layer="layout" svg:width="5.461cm" svg:height="5.207cm" svg:x="3.794cm" svg:y="1.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3.429cm" svg:height="1.778cm" svg:x="5.699cm" svg:y="1.354cm">
            <draw:text-box>
              <text:p><text:span text:style-name="T1">Liquid</text:span></text:p>
            </draw:text-box>
          </draw:frame>
          <draw:frame draw:style-name="gr7" draw:text-style-name="P3" draw:layer="layout" svg:width="3.429cm" svg:height="1.778cm" svg:x="7.223cm" svg:y="3.386cm">
            <draw:text-box>
              <text:p><text:span text:style-name="T1">Solid</text:span></text:p>
            </draw:text-box>
          </draw:frame>
          <draw:line draw:style-name="gr8" draw:text-style-name="P2" draw:layer="layout" svg:x1="5.445cm" svg:y1="3.132cm" svg:x2="5.445cm" svg:y2="6.688cm">
            <text:p/>
          </draw:line>
          <draw:line draw:style-name="gr8" draw:text-style-name="P2" draw:layer="layout" svg:x1="6.969cm" svg:y1="4.529cm" svg:x2="6.969cm" svg:y2="6.688cm">
            <text:p/>
          </draw:line>
          <draw:line draw:style-name="gr8" draw:text-style-name="P2" draw:layer="layout" svg:x1="5.445cm" svg:y1="3.132cm" svg:x2="3.413cm" svg:y2="3.132cm">
            <text:p/>
          </draw:line>
          <draw:line draw:style-name="gr8" draw:text-style-name="P2" draw:layer="layout" svg:x1="6.969cm" svg:y1="4.529cm" svg:x2="3.413cm" svg:y2="4.529cm">
            <text:p/>
          </draw:line>
          <draw:frame draw:style-name="gr9" draw:text-style-name="P5" draw:layer="layout" svg:width="3.429cm" svg:height="3.048cm" svg:x="0.238cm" svg:y="2.497cm">
            <draw:text-box>
              <text:p text:style-name="P4"><text:span text:style-name="T2"><text:s text:c="3"/></text:span><text:span text:style-name="T2">f</text:span><text:span text:style-name="T3">s</text:span><text:span text:style-name="T1">olid</text:span></text:p>
              <text:p text:style-name="P4"><text:span text:style-name="T4"/></text:p>
              <text:p text:style-name="P4"><text:span text:style-name="T5"><text:s text:c="4"/></text:span><text:span text:style-name="T5">f</text:span><text:span text:style-name="T6">L</text:span><text:span text:style-name="T7">i</text:span><text:span text:style-name="T1">quid</text:span></text:p>
            </draw:text-box>
          </draw:frame>
          <draw:g>
            <draw:frame draw:style-name="gr7" draw:text-style-name="P3" draw:layer="layout" svg:width="3.429cm" svg:height="1.778cm" svg:x="4.937cm" svg:y="6.815cm">
              <draw:text-box>
                <text:p><text:span text:style-name="T1"><text:s/></text:span><text:span text:style-name="T8">1</text:span><text:span text:style-name="T1"> <text:s text:c="8"/></text:span><text:span text:style-name="T8">1</text:span></text:p>
                <text:p><text:span text:style-name="T9">n</text:span><text:span text:style-name="T10">S</text:span><text:span text:style-name="T1"> <text:s text:c="6"/></text:span><text:span text:style-name="T9">n</text:span><text:span text:style-name="T10">L</text:span></text:p>
              </draw:text-box>
            </draw:frame>
            <draw:line draw:style-name="gr8" draw:text-style-name="P2" draw:layer="layout" svg:x1="5.064cm" svg:y1="7.704cm" svg:x2="5.826cm" svg:y2="7.704cm">
              <text:p/>
            </draw:line>
            <draw:line draw:style-name="gr8" draw:text-style-name="P2" draw:layer="layout" svg:x1="6.715cm" svg:y1="7.704cm" svg:x2="7.477cm" svg:y2="7.704cm">
              <text:p/>
            </draw:line>
          </draw:g>
          <draw:frame draw:style-name="gr10" draw:text-style-name="P6" draw:layer="layout" svg:width="5.588cm" svg:height="1.016cm" svg:x="3.794cm" svg:y="8.593cm">
            <draw:text-box>
              <text:p text:style-name="P4"><text:span text:style-name="T11">Inverse Density</text:span></text:p>
            </draw:text-box>
          </draw:frame>
          <draw:frame draw:style-name="gr11" draw:text-style-name="P6" draw:layer="layout" svg:width="7.62cm" svg:height="1.505cm" draw:transform="rotate (1.5707963267949) translate (0.472cm 8.257cm)">
            <draw:text-box>
              <text:p text:style-name="P4"><text:span text:style-name="T11">Helmholtz free energy/atom</text:span></text:p>
            </draw:text-box>
          </draw:frame>
          <draw:custom-shape draw:style-name="gr12" draw:text-style-name="P7" draw:layer="layout" svg:width="0.381cm" svg:height="0.635cm" svg:x="8.112cm" svg:y="4.8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3" draw:text-style-name="P5" draw:layer="layout" svg:width="3.429cm" svg:height="1.651cm" svg:x="-1.921cm" svg:y="17.51cm">
            <draw:text-box>
              <text:p text:style-name="P4"><text:span text:style-name="T2"><text:s text:c="3"/></text:span><text:span text:style-name="T12">p</text:span><text:span text:style-name="T13">phase <text:s text:c="2"/></text:span><text:span text:style-name="T14">Transition</text:span></text:p>
            </draw:text-box>
          </draw:frame>
          <draw:frame draw:style-name="gr7" draw:text-style-name="P3" draw:layer="layout" svg:width="3.429cm" svg:height="1.778cm" svg:x="3.032cm" svg:y="21.066cm">
            <draw:text-box>
              <text:p><text:span text:style-name="T8"><text:s/></text:span><text:span text:style-name="T8">1</text:span><text:span text:style-name="T1"> <text:s text:c="5"/></text:span><text:span text:style-name="T8">1</text:span></text:p>
              <text:p><text:span text:style-name="T9">n</text:span><text:span text:style-name="T10">S</text:span><text:span text:style-name="T1"> <text:s text:c="3"/></text:span><text:span text:style-name="T9">n</text:span><text:span text:style-name="T10">L</text:span></text:p>
            </draw:text-box>
          </draw:frame>
          <draw:line draw:style-name="gr8" draw:text-style-name="P2" draw:layer="layout" svg:x1="3.286cm" svg:y1="21.955cm" svg:x2="3.921cm" svg:y2="21.955cm">
            <text:p/>
          </draw:line>
          <draw:line draw:style-name="gr8" draw:text-style-name="P2" draw:layer="layout" svg:x1="4.556cm" svg:y1="21.955cm" svg:x2="5.191cm" svg:y2="21.955cm">
            <text:p/>
          </draw:line>
          <draw:frame draw:style-name="gr10" draw:text-style-name="P6" draw:layer="layout" svg:width="5.588cm" svg:height="1.016cm" svg:x="1.635cm" svg:y="22.844cm">
            <draw:text-box>
              <text:p text:style-name="P4"><text:span text:style-name="T11">Inverse Density</text:span></text:p>
            </draw:text-box>
          </draw:frame>
          <draw:frame draw:style-name="gr11" draw:text-style-name="P6" draw:layer="layout" svg:width="7.747cm" svg:height="1.505cm" draw:transform="rotate (1.5707963267949) translate (-2.683cm 23.352cm)">
            <draw:text-box>
              <text:p text:style-name="P4"><text:span text:style-name="T15">Reduced Pressure = </text:span><text:span text:style-name="T16">P𝝈</text:span><text:span text:style-name="T17">3</text:span><text:span text:style-name="T16">/𝝐</text:span></text:p>
            </draw:text-box>
          </draw:frame>
          <draw:custom-shape draw:style-name="gr14" draw:text-style-name="P1" draw:layer="layout" svg:width="10.922cm" svg:height="9.652cm" svg:x="-2.937cm" svg:y="14.58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2.424cm" svg:height="5.096cm" draw:transform="rotate (0.572817060504539) translate (2.551cm 16.4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2" draw:text-style-name="P2" draw:layer="layout" svg:width="2.54cm" svg:height="4.896cm" draw:transform="skewX (0.00610865238198016) rotate (0.819606616736537) translate (2.4219062701785cm 17.243687480329cm)" svg:viewBox="0 0 2541 4897" svg:d="M1215 27c368 102 779-238 1100 218 254 363 216 761 223 1140 8 404 4 809-40 1215-60 543-209 1090-522 1529-233 328-555 631-957 768l-410-60-468-256-141-243">
              <text:p/>
            </draw:path>
          </draw:g>
          <draw:g>
            <draw:custom-shape draw:style-name="gr15" draw:text-style-name="P1" draw:layer="layout" svg:width="2.312cm" svg:height="5.234cm" draw:transform="skewX (0.000174532925199393) rotate (0.471937029739267) translate (3.399cm 15.4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path draw:style-name="gr4" draw:text-style-name="P2" draw:layer="layout" svg:width="2.085cm" svg:height="5.23cm" draw:transform="skewX (0.0586430628670094) rotate (0.476300352869253) translate (3.74570102908335cm 15.2819951878578cm)" svg:viewBox="0 0 2086 5231" svg:d="M708 5194c485 156 850-209 1089-529 232-312 98-773 240-1131 182-460-211-714-28-1191 154-402-59-857-177-1264-114-393-398-738-743-956-282-178-897-219-954 264l-120 308-15 29">
                <text:p/>
              </draw:path>
              <draw:custom-shape draw:style-name="gr16" draw:text-style-name="P7" draw:layer="layout" svg:width="0.381cm" svg:height="0.889cm" draw:transform="rotate (-0.38467056713955) translate (6.362cm 18.98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6" draw:text-style-name="P1" draw:layer="layout" svg:width="5.461cm" svg:height="5.207cm" svg:x="1.635cm" svg:y="15.351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3.667cm" svg:y1="18.145cm" svg:x2="3.667cm" svg:y2="20.939cm">
            <text:p/>
          </draw:line>
          <draw:line draw:style-name="gr8" draw:text-style-name="P2" draw:layer="layout" svg:x1="4.81cm" svg:y1="18.145cm" svg:x2="1.381cm" svg:y2="18.145cm">
            <text:p/>
          </draw:line>
          <draw:line draw:style-name="gr8" draw:text-style-name="P2" draw:layer="layout" svg:x1="4.81cm" svg:y1="18.145cm" svg:x2="4.81cm" svg:y2="20.939cm">
            <text:p/>
          </draw:line>
          <draw:frame draw:style-name="gr7" draw:text-style-name="P3" draw:layer="layout" svg:width="3.429cm" svg:height="1.778cm" svg:x="1.762cm" svg:y="16.875cm">
            <draw:text-box>
              <text:p><text:span text:style-name="T1">Solid</text:span></text:p>
            </draw:text-box>
          </draw:frame>
          <draw:frame draw:style-name="gr13" draw:text-style-name="P3" draw:layer="layout" svg:width="3.429cm" svg:height="1.651cm" svg:x="4.175cm" svg:y="15.859cm">
            <draw:text-box>
              <text:p><text:span text:style-name="T1">Liqui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16cm" fo:page-height="9.7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0-24T14:05:04.358212893</dc:date>
    <meta:editing-duration>PT1H38M32S</meta:editing-duration>
    <meta:editing-cycles>37</meta:editing-cycles>
    <meta:generator>LibreOffice/6.1.5.2$Linux_X86_64 LibreOffice_project/10$Build-2</meta:generator>
    <meta:document-statistic meta:object-count="56"/>
  </office:meta>
</office:document-meta>
</file>